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Arabic UI1" svg:font-family="'Noto Sans Arabic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 SemCond Thin" svg:font-family="'Noto Sans Arabic SemCond Thin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vertical-align="middle" fo:padding="0.0382in" fo:border-left="1pt inset #3465a4" fo:border-right="none" fo:border-top="1pt inset #3465a4" fo:border-bottom="none"/>
    </style:style>
    <style:style style:name="Table1.B1" style:family="table-cell">
      <style:table-cell-properties style:vertical-align="middle" fo:padding="0.0382in" fo:border-left="none" fo:border-right="none" fo:border-top="1pt inset #3465a4" fo:border-bottom="none"/>
    </style:style>
    <style:style style:name="Table1.C1" style:family="table-cell">
      <style:table-cell-properties style:vertical-align="middle" fo:padding="0.0382in" fo:border-left="none" fo:border-right="1pt inset #3465a4" fo:border-top="1pt inset #3465a4" fo:border-bottom="none"/>
    </style:style>
    <style:style style:name="Table1.A2" style:family="table-cell">
      <style:table-cell-properties style:vertical-align="middle" fo:padding="0.0382in" fo:border-left="1pt inset #3465a4" fo:border-right="1pt inset #3465a4" fo:border-top="none" fo:border-bottom="1pt inset #3465a4"/>
    </style:style>
    <style:style style:name="Table2" style:family="table">
      <style:table-properties style:width="6.925in" table:align="margins" style:writing-mode="rl-tb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vertical-align="middle" fo:padding="0.0382in" fo:border-left="1pt inset #3465a4" fo:border-right="none" fo:border-top="1pt inset #3465a4" fo:border-bottom="none"/>
    </style:style>
    <style:style style:name="Table2.B1" style:family="table-cell">
      <style:table-cell-properties style:vertical-align="middle" fo:padding="0.0382in" fo:border-left="none" fo:border-right="none" fo:border-top="1pt inset #3465a4" fo:border-bottom="none"/>
    </style:style>
    <style:style style:name="Table2.C1" style:family="table-cell">
      <style:table-cell-properties style:vertical-align="middle" fo:padding="0.0382in" fo:border-left="none" fo:border-right="1pt inset #3465a4" fo:border-top="1pt inset #3465a4" fo:border-bottom="none"/>
    </style:style>
    <style:style style:name="Table2.A2" style:family="table-cell">
      <style:table-cell-properties style:vertical-align="middle" fo:padding="0.0382in" fo:border-left="1pt inset #3465a4" fo:border-right="1pt inset #3465a4" fo:border-top="none" fo:border-bottom="1pt inset #3465a4"/>
    </style:style>
    <style:style style:name="Table3" style:family="table">
      <style:table-properties style:width="6.925in" table:align="margins" style:writing-mode="rl-tb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.0382in" fo:border-left="1pt inset #3465a4" fo:border-right="none" fo:border-top="1pt inset #3465a4" fo:border-bottom="none"/>
    </style:style>
    <style:style style:name="Table3.B1" style:family="table-cell">
      <style:table-cell-properties style:vertical-align="middle" fo:padding="0.0382in" fo:border-left="none" fo:border-right="none" fo:border-top="1pt inset #3465a4" fo:border-bottom="none"/>
    </style:style>
    <style:style style:name="Table3.C1" style:family="table-cell">
      <style:table-cell-properties style:vertical-align="middle" fo:padding="0.0382in" fo:border-left="none" fo:border-right="1pt inset #3465a4" fo:border-top="1pt inset #3465a4" fo:border-bottom="none"/>
    </style:style>
    <style:style style:name="Table3.A2" style:family="table-cell">
      <style:table-cell-properties style:vertical-align="middle" fo:padding="0.0382in" fo:border-left="1pt inset #3465a4" fo:border-right="1pt inset #3465a4" fo:border-top="none" fo:border-bottom="1pt inset #3465a4"/>
    </style:style>
    <style:style style:name="P1" style:family="paragraph" style:parent-style-name="Standard">
      <style:paragraph-properties fo:text-align="center" style:justify-single-word="false" style:writing-mode="rl-tb"/>
      <style:text-properties officeooo:rsid="00097bff" officeooo:paragraph-rsid="00097bff"/>
    </style:style>
    <style:style style:name="P2" style:family="paragraph" style:parent-style-name="Standard">
      <style:paragraph-properties fo:text-align="center" style:justify-single-word="false" style:writing-mode="rl-tb"/>
      <style:text-properties officeooo:rsid="00097bff" officeooo:paragraph-rsid="000a79c1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20pt" officeooo:rsid="00097bff" officeooo:paragraph-rsid="00097bff" style:font-size-asian="20pt" style:font-size-complex="20pt"/>
    </style:style>
    <style:style style:name="P4" style:family="paragraph" style:parent-style-name="Standard">
      <style:paragraph-properties fo:text-align="center" style:justify-single-word="false" style:writing-mode="rl-tb"/>
      <style:text-properties officeooo:paragraph-rsid="00097bff"/>
    </style:style>
    <style:style style:name="P5" style:family="paragraph" style:parent-style-name="Standard">
      <style:paragraph-properties fo:text-align="center" style:justify-single-word="false" style:writing-mode="rl-tb"/>
      <style:text-properties officeooo:paragraph-rsid="000a79c1"/>
    </style:style>
    <style:style style:name="P6" style:family="paragraph" style:parent-style-name="Table_20_Contents" style:list-style-name="L1">
      <style:paragraph-properties fo:text-align="end" style:justify-single-word="false"/>
      <style:text-properties officeooo:rsid="00097bff" officeooo:paragraph-rsid="00097bff"/>
    </style:style>
    <style:style style:name="P7" style:family="paragraph" style:parent-style-name="Table_20_Contents" style:list-style-name="L2">
      <style:paragraph-properties fo:text-align="end" style:justify-single-word="false"/>
      <style:text-properties officeooo:rsid="00097bff" officeooo:paragraph-rsid="00097bff"/>
    </style:style>
    <style:style style:name="P8" style:family="paragraph" style:parent-style-name="Table_20_Contents" style:list-style-name="L3">
      <style:paragraph-properties fo:text-align="end" style:justify-single-word="false"/>
      <style:text-properties officeooo:rsid="00097bff" officeooo:paragraph-rsid="00097bff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097bff" officeooo:paragraph-rsid="00097bff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fo:font-size="18pt" officeooo:rsid="00097bff" officeooo:paragraph-rsid="000a79c1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fo:font-size="18pt" officeooo:rsid="00097bff" officeooo:paragraph-rsid="00097bff" style:font-size-asian="15.75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fo:font-size="18pt" officeooo:rsid="00097bff" officeooo:paragraph-rsid="000a79c1" style:font-size-asian="15.75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97bff" officeooo:paragraph-rsid="00097bff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97bff" officeooo:paragraph-rsid="000a79c1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a79c1" officeooo:paragraph-rsid="000a79c1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ae792" officeooo:paragraph-rsid="000ae792" style:font-size-asian="10.5pt" style:font-size-complex="12pt"/>
    </style:style>
    <style:style style:name="P17" style:family="paragraph" style:parent-style-name="Table_20_Contents" style:list-style-name="L3">
      <style:paragraph-properties fo:text-align="end" style:justify-single-word="false"/>
      <style:text-properties officeooo:rsid="000a79c1" officeooo:paragraph-rsid="000a79c1"/>
    </style:style>
    <style:style style:name="P18" style:family="paragraph" style:parent-style-name="Table_20_Contents" style:list-style-name="L1">
      <style:paragraph-properties fo:text-align="end" style:justify-single-word="false"/>
      <style:text-properties officeooo:rsid="000ae792" officeooo:paragraph-rsid="000ae792"/>
    </style:style>
    <style:style style:name="P19" style:family="paragraph" style:parent-style-name="Table_20_Contents" style:list-style-name="L4">
      <style:paragraph-properties fo:text-align="end" style:justify-single-word="false"/>
      <style:text-properties officeooo:rsid="000ae792" officeooo:paragraph-rsid="000ae792"/>
    </style:style>
    <style:style style:name="T1" style:family="text">
      <style:text-properties officeooo:rsid="00097bff"/>
    </style:style>
    <style:style style:name="T2" style:family="text">
      <style:text-properties fo:font-size="20pt" officeooo:rsid="00097bff" style:font-size-asian="20pt" style:font-size-complex="20pt"/>
    </style:style>
    <style:style style:name="T3" style:family="text">
      <style:text-properties fo:font-size="20pt" officeooo:rsid="000ae792" style:font-size-asian="20pt" style:font-size-complex="20pt"/>
    </style:style>
    <style:style style:name="T4" style:family="text">
      <style:text-properties officeooo:rsid="000a79c1"/>
    </style:style>
    <style:style style:name="T5" style:family="text">
      <style:text-properties officeooo:rsid="000ae79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تجربة إستخلاص النحاس</text:p>
      <table:table table:name="Table1" table:style-name="Table1">
        <table:table-column table:style-name="Table1.A" table:number-columns-repeated="3"/>
        <table:table-row table:style-name="TableLine94612040149936">
          <table:table-cell table:style-name="Table1.A1" office:value-type="string">
            <text:p text:style-name="P9">مكونات التجربة:</text:p>
            <text:list xml:id="list3465329485" text:style-name="L1">
              <text:list-item>
                <text:p text:style-name="P6">أكسيد النحاس</text:p>
              </text:list-item>
              <text:list-item>
                <text:p text:style-name="P6">أنبوب الإختبار</text:p>
              </text:list-item>
              <text:list-item>
                <text:p text:style-name="P6">موقد</text:p>
              </text:list-item>
            </text:list>
          </table:table-cell>
          <table:table-cell table:style-name="Table1.B1" office:value-type="string">
            <text:p text:style-name="P9">وصف التجربة:</text:p>
            <text:list xml:id="list1484164561" text:style-name="L2">
              <text:list-item>
                <text:p text:style-name="P7">ضع أكسيد النحاس في أنبوب اﻹختبار</text:p>
              </text:list-item>
              <text:list-item>
                <text:p text:style-name="P7"><text:span text:style-name="T5">عر</text:span>ض أكسيد النحاس لدرجة حرارة أو تسخين</text:p>
              </text:list-item>
            </text:list>
          </table:table-cell>
          <table:table-cell table:style-name="Table1.C1" office:value-type="string">
            <text:p text:style-name="P11">نتائج التجربة:</text:p>
            <text:p text:style-name="P11"/>
            <text:p text:style-name="P13">يتكون النحاس الخام و بخار الماء</text:p>
            <text:p text:style-name="P13"/>
            <text:p text:style-name="P13"/>
          </table:table-cell>
        </table:table-row>
        <table:table-row table:style-name="TableLine94612040149936">
          <table:table-cell table:style-name="Table1.A2" table:number-columns-spanned="3" office:value-type="string">
            <text:p text:style-name="P9"><draw:frame draw:style-name="fr1" draw:name="Object1" text:anchor-type="as-char" svg:y="-0.2465in" svg:width="2.5146in" svg:height="0.348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covered-table-cell/>
          <table:covered-table-cell/>
        </table:table-row>
      </table:table>
      <text:p text:style-name="P1"/>
      <text:p text:style-name="P4"><text:span text:style-name="T2">تجربة الأيونات</text:span></text:p>
      <table:table table:name="Table2" table:style-name="Table2">
        <table:table-column table:style-name="Table2.A" table:number-columns-repeated="3"/>
        <table:table-row table:style-name="TableLine94612064218720">
          <table:table-cell table:style-name="Table2.A1" office:value-type="string">
            <text:p text:style-name="P9">مكونات التجربة:</text:p>
            <text:list xml:id="list135754068526868" text:continue-list="list3465329485" text:style-name="L1">
              <text:list-item>
                <text:p text:style-name="P6">محلول نترات البوتاسيوم</text:p>
              </text:list-item>
              <text:list-item>
                <text:p text:style-name="P6">محلول برمن<text:span text:style-name="T4">جي</text:span>ات النحاسيك</text:p>
              </text:list-item>
              <text:list-item>
                <text:p text:style-name="P6">سارتين من البلاتين</text:p>
              </text:list-item>
              <text:list-item>
                <text:p text:style-name="P6">مصدر تيار كهربائي</text:p>
              </text:list-item>
            </text:list>
          </table:table-cell>
          <table:table-cell table:style-name="Table2.B1" office:value-type="string">
            <text:p text:style-name="P9">وصف التجربة:</text:p>
            <text:list xml:id="list2796551534" text:style-name="L3">
              <text:list-item>
                <text:p text:style-name="P8">ضع <text:span text:style-name="T4">محلول نترات البوتاسيوم في زجاجة</text:span></text:p>
              </text:list-item>
              <text:list-item>
                <text:p text:style-name="P17">أضف برفق مقدار مناسب من محلول <text:span text:style-name="T1">برمن</text:span>جي<text:span text:style-name="T1">ات النحاسيك</text:span></text:p>
              </text:list-item>
              <text:list-item>
                <text:p text:style-name="P17">أغلق الدائرة بإستخدام <text:span text:style-name="T1">سارتين من البلاتين </text:span>و <text:span text:style-name="T1">مصدر </text:span>مباشر لل<text:span text:style-name="T1">تيار </text:span>ال<text:span text:style-name="T1">كهربائي</text:span></text:p>
              </text:list-item>
            </text:list>
          </table:table-cell>
          <table:table-cell table:style-name="Table2.C1" office:value-type="string">
            <text:p text:style-name="P11">نتائج التجربة:</text:p>
            <text:p text:style-name="P11"/>
            <text:p text:style-name="P15">تتجه أيونات النحاسيك الزرقاء الموجبة إلى المهبط، و تتجه أيونات <text:s/>ال<text:span text:style-name="T1">برمن</text:span>جي<text:span text:style-name="T1">ات </text:span>البنفسجية السالبة إلى المصعد</text:p>
            <text:p text:style-name="P13"/>
            <text:p text:style-name="P13"/>
          </table:table-cell>
        </table:table-row>
        <table:table-row table:style-name="TableLine94612064218720">
          <table:table-cell table:style-name="Table2.A2" table:number-columns-spanned="3" office:value-type="string">
            <text:p text:style-name="P9"><draw:frame draw:style-name="fr1" draw:name="Object2" text:anchor-type="as-char" svg:y="-0.2528in" svg:width="3.3661in" svg:height="0.35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covered-table-cell/>
          <table:covered-table-cell/>
        </table:table-row>
      </table:table>
      <text:p text:style-name="P1"/>
      <text:p text:style-name="P5"><text:span text:style-name="T2">تجربة </text:span><text:span text:style-name="T3">غاز الكلور</text:span></text:p>
      <table:table table:name="Table3" table:style-name="Table3">
        <table:table-column table:style-name="Table3.A" table:number-columns-repeated="3"/>
        <table:table-row table:style-name="TableLine94612016320304">
          <table:table-cell table:style-name="Table3.A1" office:value-type="string">
            <text:p text:style-name="P10">مكونات التجربة:</text:p>
            <text:list xml:id="list135754530830199" text:continue-list="list135754068526868" text:style-name="L1">
              <text:list-item>
                <text:p text:style-name="P18">دورق</text:p>
              </text:list-item>
              <text:list-item>
                <text:p text:style-name="P18">حمض الهيدروكلوريك</text:p>
              </text:list-item>
              <text:list-item>
                <text:p text:style-name="P18">بيرمنغنات البوتاسيوم</text:p>
              </text:list-item>
              <text:list-item>
                <text:p text:style-name="P18">قمع تنقيط</text:p>
              </text:list-item>
            </text:list>
          </table:table-cell>
          <table:table-cell table:style-name="Table3.B1" office:value-type="string">
            <text:p text:style-name="P10">وصف التجربة:</text:p>
            <text:list xml:id="list3924975110" text:style-name="L4">
              <text:list-item>
                <text:p text:style-name="P19">ضع بيرمنغنات البوتاسيوم في الدورق</text:p>
              </text:list-item>
              <text:list-item>
                <text:p text:style-name="P19">أضف حمض الهيدروكلوريك عبر قمع التنقيط</text:p>
              </text:list-item>
            </text:list>
          </table:table-cell>
          <table:table-cell table:style-name="Table3.C1" office:value-type="string">
            <text:p text:style-name="P12">نتائج التجربة:</text:p>
            <text:p text:style-name="P12"/>
            <text:p text:style-name="P16">يتصاعد غاز الكلور</text:p>
            <text:p text:style-name="P14"/>
            <text:p text:style-name="P14"/>
          </table:table-cell>
        </table:table-row>
        <table:table-row table:style-name="TableLine94612016320304">
          <table:table-cell table:style-name="Table3.A2" table:number-columns-spanned="3" office:value-type="string">
            <text:p text:style-name="P10"><draw:frame draw:style-name="fr1" draw:name="Object3" text:anchor-type="as-char" svg:y="-0.2465in" svg:width="5.6272in" svg:height="0.34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Arabic UI1" svg:font-family="'Noto Sans Arabic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 SemCond Thin" svg:font-family="'Noto Sans Arabic SemCond Thin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" style:font-size-complex="12pt" style:language-complex="ar" style:country-complex="A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" style:font-size-complex="12pt" style:language-complex="ar" style:country-complex="A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1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Arabic UI1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1" style:font-family-complex="'Noto Sans Arabic U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3:15:49.747580177</meta:creation-date>
    <dc:date>2023-04-03T13:57:52.726000102</dc:date>
    <meta:editing-duration>PT7M4S</meta:editing-duration>
    <meta:editing-cycles>1</meta:editing-cycles>
    <meta:document-statistic meta:table-count="3" meta:image-count="0" meta:object-count="3" meta:page-count="1" meta:paragraph-count="36" meta:word-count="141" meta:character-count="799" meta:non-whitespace-character-count="708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style mathvariant="normal">
      <mrow>
        <mrow>
          <mrow>
            <mi>CUO</mi>
            <mo stretchy="false">+</mo>
            <msub>
              <mi mathvariant="normal">H</mi>
              <mn>2</mn>
            </msub>
          </mrow>
          <mo stretchy="false">→</mo>
          <mrow>
            <mi>CU</mi>
            <mo stretchy="false">+</mo>
            <msub>
              <mi mathvariant="normal">H</mi>
              <mn>2</mn>
            </msub>
          </mrow>
        </mrow>
        <mi mathvariant="normal">O</mi>
      </mrow>
    </mstyle>
    <annotation encoding="StarMath 5.0">nitalic{CUO + H_2 toward CU + H_2 O}</annotation>
  </semantics>
</math>
</file>

<file path=Object 2/content.xml><?xml version="1.0" encoding="utf-8"?>
<math xmlns="http://www.w3.org/1998/Math/MathML" display="block">
  <semantics>
    <mstyle mathvariant="normal">
      <mrow>
        <mi>CU</mi>
        <mrow>
          <msub>
            <mrow>
              <mo fence="true" stretchy="false">(</mo>
              <mrow>
                <msub>
                  <mi>MNO</mi>
                  <mn>2</mn>
                </msub>
              </mrow>
              <mo fence="true" stretchy="false">)</mo>
            </mrow>
            <mn>2</mn>
          </msub>
          <mo stretchy="false">+</mo>
          <msub>
            <mi mathvariant="normal">H</mi>
            <mn>2</mn>
          </msub>
        </mrow>
        <mrow>
          <msub>
            <mi>SO</mi>
            <mn>4</mn>
          </msub>
          <mo stretchy="false">+</mo>
          <msub>
            <mi>KNO</mi>
            <mn>3</mn>
          </msub>
        </mrow>
      </mrow>
    </mstyle>
    <annotation encoding="StarMath 5.0">nitalic{CU(MNO_2)_2 + H_2 SO_4 + KNO_3}</annotation>
  </semantics>
</math>
</file>

<file path=Object 3/content.xml><?xml version="1.0" encoding="utf-8"?>
<math xmlns="http://www.w3.org/1998/Math/MathML" display="block">
  <semantics>
    <mstyle mathvariant="normal">
      <mrow>
        <mn>2</mn>
        <mrow>
          <msub>
            <mi>KMnO</mi>
            <mn>4</mn>
          </msub>
          <mo stretchy="false">+</mo>
          <mn>16</mn>
        </mrow>
        <mrow>
          <mi>HCl</mi>
          <mo stretchy="false">→</mo>
          <mn>2</mn>
        </mrow>
        <mrow>
          <mi>KCl</mi>
          <mo stretchy="false">+</mo>
          <mn>2</mn>
        </mrow>
        <mrow>
          <mi>MnCl</mi>
          <mo stretchy="false">+</mo>
          <mn>8</mn>
        </mrow>
        <msub>
          <mi mathvariant="normal">H</mi>
          <mn>2</mn>
        </msub>
        <mrow>
          <mi mathvariant="normal">O</mi>
          <mo stretchy="false">+</mo>
          <mn>5</mn>
        </mrow>
        <msub>
          <mi>Cl</mi>
          <mn>2</mn>
        </msub>
      </mrow>
    </mstyle>
    <annotation encoding="StarMath 5.0">nitalic{2KMnO_4 + 16HCl toward 2KCl + 2MnCl + 8H_2 O + 5Cl_2}</annotation>
  </semantics>
</math>
</file>